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b3bc45" officeooo:paragraph-rsid="00002956"/>
    </style:style>
    <style:style style:name="P2" style:family="paragraph" style:parent-style-name="Standard">
      <style:paragraph-properties fo:margin-top="0in" fo:margin-bottom="0in" loext:contextual-spacing="true"/>
      <style:text-properties officeooo:rsid="00b6d477" officeooo:paragraph-rsid="00002956"/>
    </style:style>
    <style:style style:name="P3" style:family="paragraph" style:parent-style-name="Standard">
      <style:paragraph-properties fo:margin-top="0in" fo:margin-bottom="0in" loext:contextual-spacing="true"/>
      <style:text-properties officeooo:rsid="00b3bc45" officeooo:paragraph-rsid="00002956"/>
    </style:style>
    <style:style style:name="P4" style:family="paragraph" style:parent-style-name="Standard">
      <style:paragraph-properties fo:margin-top="0in" fo:margin-bottom="0in" loext:contextual-spacing="true"/>
      <style:text-properties officeooo:rsid="00b47930" officeooo:paragraph-rsid="00002956"/>
    </style:style>
    <style:style style:name="P5" style:family="paragraph" style:parent-style-name="Standard">
      <style:paragraph-properties fo:margin-top="0in" fo:margin-bottom="0in" loext:contextual-spacing="true"/>
      <style:text-properties officeooo:rsid="00b5f4ae" officeooo:paragraph-rsid="00002956"/>
    </style:style>
    <style:style style:name="P6" style:family="paragraph" style:parent-style-name="Standard">
      <style:paragraph-properties fo:margin-top="0in" fo:margin-bottom="0in" loext:contextual-spacing="true"/>
      <style:text-properties officeooo:rsid="03b6e150" officeooo:paragraph-rsid="00002956"/>
    </style:style>
    <style:style style:name="P7" style:family="paragraph" style:parent-style-name="Standard">
      <style:paragraph-properties fo:margin-top="0in" fo:margin-bottom="0in" loext:contextual-spacing="true"/>
      <style:text-properties officeooo:rsid="00b66133" officeooo:paragraph-rsid="00002956"/>
    </style:style>
    <style:style style:name="P8" style:family="paragraph" style:parent-style-name="Standard">
      <style:paragraph-properties fo:margin-top="0in" fo:margin-bottom="0in" loext:contextual-spacing="true"/>
      <style:text-properties style:font-name="Liberation Serif" fo:font-style="italic" officeooo:rsid="00b6d477" officeooo:paragraph-rsid="00002956" style:font-style-asian="italic" style:font-style-complex="italic"/>
    </style:style>
    <style:style style:name="T1" style:family="text">
      <style:text-properties officeooo:rsid="03a9a537"/>
    </style:style>
    <style:style style:name="T2" style:family="text">
      <style:text-properties officeooo:rsid="00b47930"/>
    </style:style>
    <style:style style:name="T3" style:family="text">
      <style:text-properties officeooo:rsid="00b5f4ae"/>
    </style:style>
    <style:style style:name="T4" style:family="text">
      <style:text-properties officeooo:rsid="018eb3d4"/>
    </style:style>
    <style:style style:name="T5" style:family="text">
      <style:text-properties officeooo:rsid="03b6e150"/>
    </style:style>
    <style:style style:name="T6" style:family="text">
      <style:text-properties officeooo:rsid="027f306b"/>
    </style:style>
    <style:style style:name="T7" style:family="text">
      <style:text-properties officeooo:rsid="03a81e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>Да, жизнь катилась по тем же рельсам — была и баня, и пляж, и вызовы Двойки, и я везде исполнял свою накатанную роль, но как-то уже от всего отделился; и от жизни такой, и от своей роли в ней.</text:p>
      <text:p text:style-name="P3">Я стал как тот мужик, что приоблокотился на оградку детской площадки, типа, понаблюдать как копошится детвора в песочнице: <text:span text:style-name="T2">там </text:span>и Двойка, и руководители с подсобниками, и сам я <text:span text:style-name="T2">со своей ролью, но меня вся эта возня вобщем-то уже не цепляет.</text:span></text:p>
      <text:p text:style-name="P3"/>
      <text:p text:style-name="P4">Весной Двойка вызвал меня в Нежин, в общагу, типа, тряхнуть стариной.</text:p>
      <text:p text:style-name="P4">Точно помню, что назначено было на четверг, когда у меня баня и, по-видимому, предпраздничный день — посреди недели он меня не вызывал.</text:p>
      <text:p text:style-name="P4">Я прихватил полотенце и смену нижнего — хотя в общаге нет парной, но душ-то имеется, и поехал в Нежин.</text:p>
      <text:p text:style-name="P4"/>
      <text:p text:style-name="P4">Дежурной в вестибюле сидела тётя Дина. Она ни капли не изменилась и, разумеется, меня не пропустила. </text:p>
      <text:p text:style-name="P4">Я попросил подымавшегося на этажи студента зайти в комнату, где, по договорённости, уже должен был ожидать <text:span text:style-name="T3">Д</text:span>войка и сказать, что я в вестибюле.</text:p>
      <text:p text:style-name="P5">Он ушёл, а на меня нагрянуло открытие.</text:p>
      <text:p text:style-name="P5">В вестибюль из коридора общаги вышла молоденькая студенточка в мятом халатике и сонным лицом. На меня она не взглянула — мало ли кто ту<text:span text:style-name="T4">т</text:span> торчит, а просто подошла к окну неподалёку.</text:p>
      <text:p text:style-name="P5">Я ждал Двойку, или записку — в какое окно первого этажа мне влезть, и совершенно не был готов, что моё тело, без всякого приказа с моей стороны и без разрешения даже, вдруг ни с того ни с сего забросит правую руку за голову, высоко вскинув локоть.</text:p>
      <text:p text:style-name="P5">Что творит! </text:p>
      <text:p text:style-name="P6">Эк меня повело от неприметной девули с лицом из недоперемешанного теста. Или её халатик так меня кувыркнул? </text:p>
      <text:p text:style-name="P6">В любом случае <text:span text:style-name="T3">— </text:span>возмутительно; и, главное, абсолютно без спросу! </text:p>
      <text:p text:style-name="P6">Это тело в конец оборзело! Л<text:span text:style-name="T3">ично я не собирался <text:s/>делать никаких телодвижений!</text:span></text:p>
      <text:p text:style-name="P5"><text:span text:style-name="T5">А причина бунта на корабле,</text:span> в паре метров от меня <text:span text:style-name="T5">отрешённо уставилась на совершенно пустынный пейзаж из двухэтажного здания столовой за серым стеклом окна.</text:span></text:p>
      <text:p text:style-name="P5">Шокирующее <text:s/>открытие...</text:p>
      <text:p text:style-name="P5"/>
      <text:p text:style-name="P5">Вернулся посыльный и сказал, что дверь указанной комнаты заперта. Как видно Двойка уже приступил тряхать стариной с какой-нибудь покладистой подругой.</text:p>
      <text:p text:style-name="P5">Я вышел из общаги. </text:p>
      <text:p text:style-name="P5">Успеть в Конотоп до закрытия бани и думать нечего. Но сегодня четверг!</text:p>
      <text:p text:style-name="P5">Ничего. В Графском парке есть озеро. Я направился туда кратчайшим путём.</text:p>
      <text:p text:style-name="P5">Навстречу из парка шла группа парней-студентов в спортивках <text:span text:style-name="T6">и кедах</text:span>, направляясь к общаге. </text:p>
      <text:p text:style-name="P5">Они свернули к трубе, с которой когда-то Федя и Яков плюхались в воду, и по очереди перешли на ту сторону давно высохшего и заросшего травой рва.</text:p>
      <text:p text:style-name="P5">Надо же! Похоже тут это стало традицией. Что теперь? Барабанить себя в грудь и орать: «это же я! я — та легенда! это всё от меня пошлó!»</text:p>
      <text:p text:style-name="P7">Я с грусть углубился в парк, но не к широкой части озера, а к затоке с чёрной водой у зарослей в пустынной его части.</text:p>
      <text:p text:style-name="P7">Там я снял всё, зашёл в воду и намылился; выбросил мыло на берег и потёр себя руками, где мог достать. Потом, чтоб смыть пену, побарахтался, вертясь винтом в воде, нырнул и вышел на берег.</text:p>
      <text:p text:style-name="P7">На чёрной ряби расплывались белые разводы. </text:p>
      <text:p text:style-name="P7"><text:soft-page-break/>Рожденье Афродиты. Русалочка, итит твою налево; растираясь полотенцем, думал я.</text:p>
      <text:p text:style-name="P7">Нет, я не извращенец. </text:p>
      <text:p text:style-name="P7"><text:span text:style-name="T5">Оно, как-то, всё само собой так выходит, а потом просто катится... поступательно-вращательным образом...</text:span></text:p>
      <text:p text:style-name="P7"/>
      <text:p text:style-name="P7">Леночка поступила в швейное училище в Сумах и уехала туда учиться. Мне не оставалось никакого смысла и дальше жить на Декабристов 13.</text:p>
      <text:p text:style-name="P7">Я нашёл другое жильё на другой окраине Конотопа, поближе к заводу «Мотордеталь».</text:p>
      <text:p text:style-name="P7">Это была летняя кухонька, площадью 2 х 3 метра, во дворе хаты, чья хозяйка работала на водоочистных сооружениях, где я <text:span text:style-name="T6">однажды </text:span>вёл кладку отдельных мест.</text:p>
      <text:p text:style-name="P7">Кирпичная плита под низким потолком оставляла место лишь для койки и стола под окном, но мне хватало. </text:p>
      <text:p text:style-name="P7">Там я только спал да читал книги на немецком с немецко-русским словарём медицинских терминов; другого в магазине не нашлось.</text:p>
      <text:p text:style-name="P7">Квартплата составляла всего 15 руб., но тем не менее, я окончательно прекратил рассылать и без того нерегулярные переводы в обе стороны.</text:p>
      <text:p text:style-name="P7">Углубление в немецкий понадобилось мне, чтоб разобраться наконец-<text:span text:style-name="T7">то</text:span> с этим Фрейдом.</text:p>
      <text:p text:style-name="P7">Как шизофреник со стажем, я не видел резона в его тормознутости на символизме из половых органов.</text:p>
      <text:p text:style-name="P2">Ну, да, сигара смахивает на член, а пепельница на влагалище и тому подобное. </text:p>
      <text:p text:style-name="P2">Но что из этого? </text:p>
      <text:p text:style-name="P2">На этих толкованиях зациклились до упора, но воз и ныне там.</text:p>
      <text:p text:style-name="P2"/>
      <text:p text:style-name="P8"><text:span text:style-name="T4">(...</text:span> я <text:span text:style-name="T6">окончательно </text:span>понял, что Фрейд, по сути своей, сказочник, как Ганс Христиан Андерсен, просто у них разный запас слов.</text:p>
      <text:p text:style-name="P8">Он королевство сознания разделяет на четыре части (исполать тебе, Зигмунд, уже какой-то шаг вперёд от триад Гегеля): герцогство Сознание, баронетство Подсознание, графство Эго и маркизетство Супер-Эго.</text:p>
      <text:p text:style-name="P8">Красота! Чудо что за <text:span text:style-name="T7">чудо эти</text:span> сказки, сколько в них поэзии!..</text:p>
      <text:p text:style-name="P8">И пошёл жонглировать этими четырьмя погремушками. И пошёл! И пошёл!</text:p>
      <text:p text:style-name="P8">Каждый имеет право на персональную научную теорию, но теории проверяются практическими результатами.</text:p>
      <text:p text:style-name="P8">Пользуясь своею, Фрейд исцелил 12% доставшихся ему пациентов. Возможно, это они сами по себе выздоровели, но отдадим их Фрейду за его заслугу — он предложил хоть что-то, когда на эту тему было пусто и голó. </text:p>
      <text:p text:style-name="P8">К тому же он до сих пор вдохновляет массу художников малевать винегреты из фаллосов и вагин...<text:span text:style-name="T4">)</text:span></text:p>
      <text:p text:style-name="P8"/>
      <text:p text:style-name="P2"><text:span text:style-name="T1">А е</text:span>щё в той кухоньке во мне окончательно утвердился давно возникший план — пора покинуть Конотоп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48:11.122376130</meta:creation-date>
    <dc:date>2017-03-03T17:48:16.012239986</dc:date>
    <dc:creator>sehrguey </dc:creator>
    <meta:editing-duration>PT4S</meta:editing-duration>
    <meta:editing-cycles>1</meta:editing-cycles>
    <meta:document-statistic meta:table-count="0" meta:image-count="0" meta:object-count="0" meta:page-count="2" meta:paragraph-count="48" meta:word-count="833" meta:character-count="5137" meta:non-whitespace-character-count="4329"/>
    <meta:generator>LibreOffice/4.3.3.2$Linux_x86 LibreOffice_project/430m0$Build-2</meta:generator>
  </office:meta>
</office:document-meta>
</file>